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1000001EF8D1CEAA8.jpg"/>
  <manifest:file-entry manifest:media-type="image/jpeg" manifest:full-path="Pictures/100000000000049C000003754FC9E418.jpg"/>
  <manifest:file-entry manifest:media-type="" manifest:full-path="Pictures/TablePreview1.svm"/>
  <manifest:file-entry manifest:media-type="image/png" manifest:full-path="Pictures/10000000000000F100000066D015F70E.png"/>
  <manifest:file-entry manifest:media-type="image/jpeg" manifest:full-path="Pictures/10000000000001C200000066B95AB24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pr1" style:family="presentation" style:parent-style-name="PO-template.1201121-title">
      <style:graphic-properties draw:auto-grow-height="true" fo:min-height="2.632cm"/>
    </style:style>
    <style:style style:name="pr2" style:family="presentation" style:parent-style-name="PO-template.1201121-notes">
      <style:graphic-properties draw:fill-color="#ffffff" fo:min-height="18cm"/>
    </style:style>
    <style:style style:name="co1" style:family="table-column">
      <style:table-column-properties style:column-width="0.714cm" style:use-optimal-column-width="false"/>
    </style:style>
    <style:style style:name="co2" style:family="table-column">
      <style:table-column-properties style:column-width="4.677cm" style:use-optimal-column-width="false"/>
    </style:style>
    <style:style style:name="co3" style:family="table-column">
      <style:table-column-properties style:column-width="1.498cm" style:use-optimal-column-width="false"/>
    </style:style>
    <style:style style:name="co4" style:family="table-column">
      <style:table-column-properties style:column-width="1.658cm" style:use-optimal-column-width="false"/>
    </style:style>
    <style:style style:name="co5" style:family="table-column">
      <style:table-column-properties style:column-width="2.55cm" style:use-optimal-column-width="false"/>
    </style:style>
    <style:style style:name="co6" style:family="table-column">
      <style:table-column-properties style:column-width="1.125cm" style:use-optimal-column-width="false"/>
    </style:style>
    <style:style style:name="co7" style:family="table-column">
      <style:table-column-properties style:column-width="1.106cm" style:use-optimal-column-width="false"/>
    </style:style>
    <style:style style:name="co8" style:family="table-column">
      <style:table-column-properties style:column-width="2.209cm" style:use-optimal-column-width="false"/>
    </style:style>
    <style:style style:name="co9" style:family="table-column">
      <style:table-column-properties style:column-width="2.16cm" style:use-optimal-column-width="false"/>
    </style:style>
    <style:style style:name="co10" style:family="table-column">
      <style:table-column-properties style:column-width="2.352cm" style:use-optimal-column-width="false"/>
    </style:style>
    <style:style style:name="co11" style:family="table-column">
      <style:table-column-properties style:column-width="2.371cm" style:use-optimal-column-width="false"/>
    </style:style>
    <style:style style:name="ro1" style:family="table-row">
      <style:table-row-properties style:row-height="1.089cm"/>
    </style:style>
    <style:style style:name="ro2" style:family="table-row">
      <style:table-row-properties style:row-height="2.273cm"/>
    </style:style>
    <style:style style:name="ro3" style:family="table-row">
      <style:table-row-properties style:row-height="0.846cm"/>
    </style:style>
    <style:style style:name="ce1" style:family="table-cell">
      <style:graphic-properties draw:fill-color="#c0c0c0" style:repeat="repeat" fo:padding-top="0.1cm" fo:padding-bottom="0.1cm" fo:padding-left="0.1cm" fo:padding-right="0.1cm"/>
      <style:text-properties fo:font-size="8pt" style:font-size-asian="8pt" style:font-size-complex="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margin-left="0cm" fo:margin-right="0cm" fo:margin-top="0cm" fo:margin-bottom="0cm" fo:line-height="100%" fo:text-indent="0cm" style:punctuation-wrap="hanging" style:line-break="strict"/>
      <style:text-properties fo:font-size="5pt" style:font-size-asian="5pt" style:font-size-complex="5pt"/>
    </style:style>
    <style:style style:name="P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text-properties fo:color="#ff0000" fo:font-size="14pt" style:font-size-asian="18pt" style:font-size-complex="18pt"/>
    </style:style>
    <style:style style:name="P4" style:family="paragraph">
      <style:text-properties fo:color="#ffff00" fo:font-size="14pt" style:font-size-asian="18pt" style:font-size-complex="18pt"/>
    </style:style>
    <style:style style:name="P5" style:family="paragraph">
      <style:paragraph-properties fo:margin-top="0cm" fo:margin-bottom="0cm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3pt" style:font-size-asian="3pt" style:font-size-complex="3pt"/>
    </style:style>
    <style:style style:name="T3" style:family="text">
      <style:text-properties fo:color="#00ff00" fo:font-family="'Times New Roman'" style:font-style-name="Standard" style:font-family-generic="roman" fo:font-size="14pt" fo:language="es" fo:country="ES" fo:font-weight="bold" style:font-family-asian="'Times New Roman'" style:font-style-name-asian="Standard" style:font-family-generic-asian="roman" style:font-size-asian="18pt" style:font-weight-asian="bold" style:font-family-complex="'Times New Roman'" style:font-style-name-complex="Standard" style:font-family-generic-complex="roman" style:font-size-complex="18pt" style:font-weight-complex="bold"/>
    </style:style>
    <style:style style:name="T4" style:family="text">
      <style:text-properties fo:color="#ff0000" fo:font-family="'Times New Roman'" style:font-style-name="Standard" style:font-family-generic="roman" fo:font-size="14pt" fo:language="es" fo:country="ES" fo:font-weight="bold" style:font-family-asian="'Times New Roman'" style:font-style-name-asian="Standard" style:font-family-generic-asian="roman" style:font-size-asian="18pt" style:font-weight-asian="bold" style:font-family-complex="'Times New Roman'" style:font-style-name-complex="Standard" style:font-family-generic-complex="roman" style:font-size-complex="18pt" style:font-weight-complex="bold"/>
    </style:style>
    <style:style style:name="T5" style:family="text">
      <style:text-properties fo:color="#ffff00" fo:font-family="'Times New Roman'" style:font-style-name="Standard" style:font-family-generic="roman" fo:font-size="14pt" fo:language="es" fo:country="ES" fo:font-weight="bold" style:font-family-asian="'Times New Roman'" style:font-style-name-asian="Standard" style:font-family-generic-asian="roman" style:font-size-asian="18pt" style:font-weight-asian="bold" style:font-family-complex="'Times New Roman'" style:font-style-name-complex="Standard" style:font-family-generic-complex="roman" style:font-size-complex="18pt" style:font-weight-complex="bold"/>
    </style:style>
    <style:style style:name="T6" style:family="text">
      <style:text-properties fo:font-family="'Courier New'" style:font-family-generic="modern" style:font-pitch="fixed" fo:font-size="10pt" fo:language="zxx" fo:country="none" style:font-size-asian="10pt" style:font-size-complex="10pt"/>
    </style:style>
    <style:style style:name="T7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ist Project List" draw:style-name="dp1" draw:master-page-name="PO-template.1201121" presentation:presentation-page-layout-name="AL1T19" presentation:use-date-time-name="dtd1">
        <draw:frame presentation:style-name="pr1" draw:layer="layout" svg:width="22.489cm" svg:height="2.892cm" svg:x="1.644cm" svg:y="0.067cm" presentation:class="title">
          <draw:text-box>
            <text:p>@customer_name@ Projects (@project_cnt@ of @customer_project_cnt@)</text:p>
          </draw:text-box>
        </draw:frame>
        <draw:frame draw:style-name="standard" draw:layer="layout" svg:width="22.419cm" svg:height="4.367cm" svg:x="1.08cm" svg:y="4.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><text:span text:style-name="T1">OK</text:span></text:p>
              </table:table-cell>
              <table:table-cell>
                <text:p><text:span text:style-name="T1">Name</text:span></text:p>
              </table:table-cell>
              <table:table-cell>
                <text:p><text:span text:style-name="T1">Type</text:span></text:p>
              </table:table-cell>
              <table:table-cell>
                <text:p><text:span text:style-name="T1">Status</text:span></text:p>
              </table:table-cell>
              <table:table-cell>
                <text:p><text:span text:style-name="T1">PM</text:span></text:p>
              </table:table-cell>
              <table:table-cell>
                <text:p><text:span text:style-name="T1">Start</text:span></text:p>
              </table:table-cell>
              <table:table-cell>
                <text:p><text:span text:style-name="T1">End</text:span></text:p>
              </table:table-cell>
              <table:table-cell/>
              <table:table-cell>
                <text:p><text:span text:style-name="T1">Budget</text:span></text:p>
              </table:table-cell>
              <table:table-cell>
                <text:p><text:span text:style-name="T1">Budget Hours</text:span></text:p>
              </table:table-cell>
              <table:table-cell>
                <text:p><text:span text:style-name="T1">Done %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"><text:s/></text:span><text:span text:style-name="T1"><text:s/></text:span><text:span text:style-name="T1">@status_square;noquote@</text:span></text:p>
              </table:table-cell>
              <table:table-cell>
                <text:p><text:span text:style-name="T1">@project_name@</text:span></text:p>
              </table:table-cell>
              <table:table-cell>
                <text:p><text:span text:style-name="T1">@project_type@</text:span></text:p>
              </table:table-cell>
              <table:table-cell>
                <text:p><text:span text:style-name="T1">@project_status@</text:span></text:p>
              </table:table-cell>
              <table:table-cell>
                <text:p><text:span text:style-name="T1">@project_manager@</text:span></text:p>
              </table:table-cell>
              <table:table-cell>
                <text:p><text:span text:style-name="T1">@start_date_pretty@</text:span></text:p>
              </table:table-cell>
              <table:table-cell>
                <text:p><text:span text:style-name="T1">@end_date_pretty@</text:span></text:p>
              </table:table-cell>
              <table:table-cell/>
              <table:table-cell>
                <text:p><text:span text:style-name="T1">@project_budget_pretty@</text:span></text:p>
              </table:table-cell>
              <table:table-cell>
                <text:p><text:span text:style-name="T1">@project_budget_hours_pretty@</text:span></text:p>
              </table:table-cell>
              <table:table-cell>
                <text:p><text:span text:style-name="T1">@percent_completed_pretty@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  <svg:title>list</svg:title>
        </draw:frame>
        <draw:frame draw:style-name="gr1" draw:text-style-name="P2" draw:layer="layout" svg:width="0.853cm" svg:height="0.843cm" svg:x="0.414cm" svg:y="18.2cm">
          <draw:text-box>
            <text:p><text:span text:style-name="T3">█</text:span></text:p>
          </draw:text-box>
          <svg:title>green_square</svg:title>
        </draw:frame>
        <draw:frame draw:style-name="gr1" draw:text-style-name="P3" draw:layer="layout" svg:width="0.853cm" svg:height="0.843cm" svg:x="1.786cm" svg:y="18.233cm">
          <draw:text-box>
            <text:p><text:span text:style-name="T4">█</text:span></text:p>
          </draw:text-box>
          <svg:title>red_square</svg:title>
        </draw:frame>
        <draw:frame draw:style-name="gr1" draw:text-style-name="P4" draw:layer="layout" svg:width="0.853cm" svg:height="0.843cm" svg:x="1.1cm" svg:y="18.233cm">
          <draw:text-box>
            <text:p><text:span text:style-name="T5">█</text:span></text:p>
          </draw:text-box>
          <svg:title>yellow_square</svg:title>
        </draw:frame>
        <draw:rect draw:style-name="gr2" draw:layer="layout" svg:width="4.5cm" svg:height="1.55cm" svg:x="0cm" svg:y="17.5cm">
          <text:p/>
        </draw:rect>
        <presentation:notes draw:style-name="dp2">
          <draw:frame presentation:style-name="pr2" draw:layer="layout" svg:width="26.5cm" svg:height="19.712cm" svg:x="0.5cm" svg:y="0.5cm" presentation:class="notes" presentation:user-transformed="true">
            <draw:text-box>
              <text:p text:style-name="P5"><text:span text:style-name="T6">page_sql "</text:span></text:p>
              <text:p text:style-name="P5"><text:span text:style-name="T6">select</text:span><text:span text:style-name="T6"><text:tab/></text:span><text:span text:style-name="T6">c.*, </text:span></text:p>
              <text:p text:style-name="P5"><text:span text:style-name="T6"><text:tab/></text:span><text:span text:style-name="T6">c.company_id as page_customer_id,</text:span></text:p>
              <text:p text:style-name="P5"><text:span text:style-name="T6"><text:tab/></text:span><text:span text:style-name="T6">(select count(*) from im_projects p where p.parent_id is null and p.company_id = c.company_id) as customer_project_cnt</text:span></text:p>
              <text:p text:style-name="P5"><text:span text:style-name="T6">from</text:span><text:span text:style-name="T6"><text:tab/></text:span><text:span text:style-name="T6">im_companies c</text:span></text:p>
              <text:p text:style-name="P5"><text:span text:style-name="T6">where</text:span><text:span text:style-name="T6"><text:tab/></text:span><text:span text:style-name="T6">c.company_type_id in (select * from im_sub_categories([im_company_type_customer])) and</text:span></text:p>
              <text:p text:style-name="P5"><text:span text:style-name="T6"><text:tab/></text:span><text:span text:style-name="T6">c.company_id in (select p.company_id from im_projects p where p.parent_id is null)</text:span></text:p>
              <text:p text:style-name="P5"><text:span text:style-name="T6">limit</text:span><text:span text:style-name="T6"><text:tab/></text:span><text:span text:style-name="T6">5</text:span></text:p>
              <text:p text:style-name="P5"><text:span text:style-name="T6">"</text:span></text:p>
              <text:p text:style-name="P5"><text:span text:style-name="T6"/></text:p>
              <text:p text:style-name="P5"><text:span text:style-name="T6">list_sql "</text:span></text:p>
              <text:p text:style-name="P5"><text:span text:style-name="T6">select</text:span><text:span text:style-name="T6"><text:tab/></text:span><text:span text:style-name="T6">p.*, 1 as one,</text:span></text:p>
              <text:p text:style-name="P5"><text:span text:style-name="T6"><text:tab/></text:span><text:span text:style-name="T6">acs_object__name(p.company_id) as customer_name,</text:span></text:p>
              <text:p text:style-name="P5"><text:span text:style-name="T6"><text:tab/></text:span><text:span text:style-name="T6">to_char(p.start_date, 'YYYY-MM-DD') as start_date_pretty,</text:span></text:p>
              <text:p text:style-name="P5"><text:span text:style-name="T6"><text:tab/></text:span><text:span text:style-name="T6">to_char(p.end_date, 'YYYY-MM-DD') as end_date_pretty,</text:span></text:p>
              <text:p text:style-name="P5"><text:span text:style-name="T6"><text:tab/></text:span><text:span text:style-name="T6">round(p.percent_completed) as percent_completed_pretty,</text:span></text:p>
              <text:p text:style-name="P5"><text:span text:style-name="T6"><text:tab/></text:span><text:span text:style-name="T6">coalesce(round(p.project_budget)::text, '0'::text) as project_budget_pretty,</text:span></text:p>
              <text:p text:style-name="P5"><text:span text:style-name="T6"><text:tab/></text:span><text:span text:style-name="T6">coalesce(round(p.project_budget_hours)::text, '0'::text) as project_budget_hours_pretty,</text:span></text:p>
              <text:p text:style-name="P5"><text:span text:style-name="T6"><text:tab/></text:span><text:span text:style-name="T6">im_category_from_id(p.project_status_id) as project_status,</text:span></text:p>
              <text:p text:style-name="P5"><text:span text:style-name="T6"><text:tab/></text:span><text:span text:style-name="T6">im_category_from_id(p.project_type_id) as project_type,</text:span></text:p>
              <text:p text:style-name="P5"><text:span text:style-name="T6"><text:tab/></text:span><text:span text:style-name="T6">im_name_from_user_id(p.project_lead_id) as project_manager,</text:span></text:p>
              <text:p text:style-name="P5"><text:span text:style-name="T6"><text:tab/></text:span><text:span text:style-name="T6">CASE </text:span><text:span text:style-name="T6"><text:tab/></text:span><text:span text:style-name="T6">WHEN 66=p.on_track_status_id THEN :green_square</text:span></text:p>
              <text:p text:style-name="P5"><text:span text:style-name="T6"><text:tab/></text:span><text:span text:style-name="T6"><text:tab/></text:span><text:span text:style-name="T6">WHEN 67=p.on_track_status_id THEN :yellow_square</text:span></text:p>
              <text:p text:style-name="P5"><text:span text:style-name="T6"><text:tab/></text:span><text:span text:style-name="T6"><text:tab/></text:span><text:span text:style-name="T6">WHEN 68=p.on_track_status_id THEN :red_square</text:span></text:p>
              <text:p text:style-name="P5"><text:span text:style-name="T6"><text:tab/></text:span><text:span text:style-name="T6"><text:tab/></text:span><text:span text:style-name="T6">ELSE ''</text:span></text:p>
              <text:p text:style-name="P5"><text:span text:style-name="T6"><text:tab/></text:span><text:span text:style-name="T6">END as status_square,</text:span></text:p>
              <text:p text:style-name="P5"><text:span text:style-name="T6"><text:tab/></text:span><text:span text:style-name="T6">cost_quotes_cache – cost_purchase_orders_cache – cost_timesheet_planned_cache – cost_expense_planned_cache as profit_planned,</text:span></text:p>
              <text:p text:style-name="P5"><text:span text:style-name="T6"><text:tab/></text:span><text:span text:style-name="T6">cost_invoices_cache – cost_bills_cache – cost_timesheet_logged_cache – cost_expense_logged_cache as profit</text:span></text:p>
              <text:p text:style-name="P5"><text:span text:style-name="T6">from</text:span><text:span text:style-name="T6"><text:tab/></text:span><text:span text:style-name="T6">im_projects p</text:span></text:p>
              <text:p text:style-name="P5"><text:span text:style-name="T6">where</text:span><text:span text:style-name="T6"><text:tab/></text:span><text:span text:style-name="T6">p.parent_id is null and</text:span></text:p>
              <text:p text:style-name="P5"><text:span text:style-name="T6"><text:tab/></text:span><text:span text:style-name="T6">p.project_type_id not in ([im_project_type_task], [im_project_type_ticket]) and</text:span></text:p>
              <text:p text:style-name="P5"><text:span text:style-name="T6"><text:tab/></text:span><text:span text:style-name="T6">p.project_status_id not in ([im_project_status_deleted]) and</text:span></text:p>
              <text:p text:style-name="P5"><text:span text:style-name="T6"><text:tab/></text:span><text:span text:style-name="T6">p.company_id = :page_customer_id</text:span></text:p>
              <text:p text:style-name="P5"><text:span text:style-name="T6">order by</text:span><text:span text:style-name="T6"><text:tab/></text:span><text:span text:style-name="T6">lower(p.project_name)</text:span></text:p>
              <text:p text:style-name="P5"><text:span text:style-name="T6">LIMIT</text:span><text:span text:style-name="T6"><text:tab/></text:span><text:span text:style-name="T6">20</text:span></text:p>
              <text:p text:style-name="P5"><text:span text:style-name="T6">"</text:span></text:p>
              <text:p text:style-name="P5"><text:span text:style-name="T7"/></text:p>
              <text:p text:style-name="P5"><text:span text:style-name="T6">list_max_rows</text:span><text:span text:style-name="T6"><text:tab/></text:span><text:span text:style-name="T6">11</text:span></text:p>
              <text:p text:style-name="P5"><text:span text:style-name="T7"/></text:p>
              <text:p text:style-name="P5"><text:span text:style-name="T6">counters {</text:span></text:p>
              <text:p text:style-name="P5"><text:span text:style-name="T6"><text:tab/></text:span><text:span text:style-name="T6">{cost_quotes_total $cost_quotes_cache}</text:span></text:p>
              <text:p text:style-name="P5"><text:span text:style-name="T6"><text:tab/></text:span><text:span text:style-name="T6">{budget_total $project_budget_pretty}</text:span></text:p>
              <text:p text:style-name="P5"><text:span text:style-name="T6"><text:tab/></text:span><text:span text:style-name="T6">{project_cnt $one}</text:span></text:p>
              <text:p text:style-name="P5"><text:span text:style-name="T6">}</text:span></text:p>
              <text:p text:style-name="P5"><text:span text:style-name="T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25252" draw:end-color="#b2b2b2" draw:start-intensity="100%" draw:end-intensity="100%" draw:angle="0" draw:border="0%"/>
    <draw:gradient draw:name="Gradient_20_8" draw:display-name="Gradient 8" draw:style="linear" draw:start-color="#009999" draw:end-color="#bbe0e3" draw:start-intensity="100%" draw:end-intensity="100%" draw:angle="2700" draw:border="0%"/>
    <draw:fill-image draw:name="background" xlink:href="Pictures/100000000000049C000003754FC9E41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b2b2b2" draw:fill-gradient-name="Gradient_20_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-template.1201121-background" style:family="presentation">
      <style:graphic-properties draw:stroke="none" draw:fill="bitmap" draw:fill-color="#b2b2b2" draw:fill-gradient-name="Gradient_20_7" draw:fill-image-name="background" style:repeat="stretch" draw:textarea-horizontal-align="center" draw:textarea-vertical-align="middle"/>
      <style:paragraph-properties fo:text-align="center"/>
    </style:style>
    <style:style style:name="PO-template.1201121-backgroundobjects" style:family="presentation">
      <style:graphic-properties draw:shadow="hidden" draw:shadow-offset-x="0.3cm" draw:shadow-offset-y="0.3cm" draw:shadow-color="#808080">
        <text:list-style style:name="PO-template.120112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-template.1201121-notes" style:family="presentation">
      <style:graphic-properties draw:stroke="none" draw:fill="none">
        <text:list-style style:name="PO-template.12011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O-template.120112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O-template.120112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PO-template.1201121-outline2" style:family="presentation" style:parent-style-name="PO-template.120112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-template.1201121-outline3" style:family="presentation" style:parent-style-name="PO-template.120112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-template.1201121-outline4" style:family="presentation" style:parent-style-name="PO-template.120112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5" style:family="presentation" style:parent-style-name="PO-template.120112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6" style:family="presentation" style:parent-style-name="PO-template.120112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7" style:family="presentation" style:parent-style-name="PO-template.120112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8" style:family="presentation" style:parent-style-name="PO-template.120112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9" style:family="presentation" style:parent-style-name="PO-template.120112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subtitle" style:family="presentation">
      <style:graphic-properties draw:stroke="none" draw:fill="none" draw:textarea-vertical-align="middle">
        <text:list-style style:name="PO-template.12011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PO-template.12011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O-template.12011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88cm" style:print-orientation="portrait"/>
    </style:page-layout>
    <style:page-layout style:name="PM3">
      <style:page-layout-properties fo:margin-top="0cm" fo:margin-bottom="0cm" fo:margin-left="0cm" fo:margin-right="0cm" fo:page-width="27.57cm" fo:page-height="18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b2b2b2" draw:fill-gradient-name="Gradient_20_7"/>
    </style:style>
    <style:style style:name="Mdp3" style:family="drawing-page">
      <style:drawing-page-properties draw:background-size="border" draw:fill="bitmap" draw:fill-color="#b2b2b2" draw:fill-gradient-name="Gradient_20_7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solid" svg:stroke-width="0.026cm" svg:stroke-color="#0099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2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PO-template.1201121-backgroundobjects">
      <style:graphic-properties draw:stroke="none" draw:fill-color="#ffffff" draw:textarea-horizontal-align="center" draw:textarea-vertical-align="middle"/>
    </style:style>
    <style:style style:name="Mpr10" style:family="presentation" style:parent-style-name="PO-template.120112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PO-template.120112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P11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color="#808080" fo:font-family="Tahoma" style:font-family-generic="swiss" style:font-pitch="variable" fo:font-size="8pt" fo:language="de" fo:country="DE" style:font-size-asian="8pt" style:font-size-complex="8pt"/>
    </style:style>
    <style:style style:name="MT4" style:family="text">
      <style:text-properties fo:color="#808080" fo:font-family="Tahoma" style:font-family-generic="swiss" style:font-pitch="variable"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">
        <style:list-level-properties/>
        <style:text-properties fo:font-family="Symbol" style:font-family-generic="roman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18.88cm" svg:x="0.001cm" svg:y="0.001cm">
          <text:p/>
        </draw:rect>
        <draw:frame presentation:style-name="Mpr2" draw:text-style-name="MP5" draw:layer="backgroundobjects" svg:width="11.951cm" svg:height="0.945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0.945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7.082cm" svg:x="3.718cm" svg:y="1.414cm" presentation:class="page"/>
        <draw:frame presentation:style-name="Standard-notes" draw:layer="backgroundobjects" svg:width="22.062cm" svg:height="8.498cm" svg:x="2.753cm" svg:y="8.967cm" presentation:class="notes" presentation:placeholder="true">
          <draw:text-box/>
        </draw:frame>
        <draw:frame presentation:style-name="Mpr3" draw:text-style-name="MP5" draw:layer="backgroundobjects" svg:width="11.951cm" svg:height="0.946cm" svg:x="0.001cm" svg:y="17.932cm" presentation:class="footer">
          <draw:text-box>
            <text:p/>
          </draw:text-box>
        </draw:frame>
        <draw:frame presentation:style-name="Mpr3" draw:text-style-name="MP7" draw:layer="backgroundobjects" svg:width="11.951cm" svg:height="0.946cm" svg:x="15.614cm" svg:y="17.932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8.051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9.494cm" svg:height="7.079cm" svg:x="4.036cm" svg:y="1.435cm" presentation:class="page"/>
        <draw:frame presentation:style-name="Standard-notes" draw:layer="backgroundobjects" svg:width="22.055cm" svg:height="8.495cm" svg:x="2.756cm" svg:y="8.968cm" presentation:class="notes" presentation:placeholder="true">
          <draw:text-box/>
        </draw:frame>
        <draw:frame presentation:style-name="Mpr5" draw:text-style-name="MP1" draw:layer="backgroundobjects" svg:width="11.964cm" svg:height="0.943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1.964cm" svg:height="0.943cm" svg:x="15.604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1.964cm" svg:height="0.943cm" svg:x="0cm" svg:y="17.9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1.964cm" svg:height="0.943cm" svg:x="15.604cm" svg:y="17.93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draw:style-name="Mgr3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Titel1-title" draw:layer="backgroundobjects" svg:width="22.489cm" svg:height="3.985cm" svg:x="1.644cm" svg:y="-0.48cm" presentation:class="title" presentation:placeholder="true">
        <draw:text-box/>
      </draw:frame>
      <draw:frame presentation:style-name="Titel1-outline1" draw:layer="backgroundobjects" svg:width="22.586cm" svg:height="13.504cm" svg:x="1.548cm" svg:y="3.597cm" presentation:class="outline" presentation:placeholder="true">
        <draw:text-box/>
      </draw:frame>
      <draw:frame draw:style-name="Mgr5" draw:text-style-name="MP3" draw:layer="backgroundobjects" svg:width="2.8cm" svg:height="1.142cm" svg:x="21.978cm" svg:y="0.459cm">
        <draw:image xlink:href="Pictures/10000000000000F100000066D015F70E.png" xlink:type="simple" xlink:show="embed" xlink:actuate="onLoad">
          <text:p/>
        </draw:image>
      </draw:frame>
      <draw:custom-shape draw:style-name="Mgr6" draw:text-style-name="MP9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custom-shape draw:style-name="Mgr7" draw:text-style-name="MP11" draw:layer="backgroundobjects" svg:width="5.406cm" svg:height="0.682cm" svg:x="19.994cm" svg:y="18.396cm">
        <text:list text:style-name="ML2">
          <text:list-item>
            <text:p text:style-name="MP10"><text:span text:style-name="MT3">]project-opem[ <text:s/>2008</text:span><text:span text:style-name="MT4">, Title / Speaker / </text:span><text:span text:style-name="MT4"><text:page-number>&lt;Nummer&gt;</text:page-number></text:span></text:p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3">
        <draw:rect draw:style-name="Mgr4" draw:text-style-name="MP4" draw:layer="backgroundobjects" svg:width="27.57cm" svg:height="18.88cm" svg:x="0cm" svg:y="0.001cm">
          <text:p/>
        </draw:rect>
        <draw:frame presentation:style-name="Mpr7" draw:text-style-name="MP13" draw:layer="backgroundobjects" svg:width="11.947cm" svg:height="0.944cm" svg:x="-0.001cm" svg:y="0.001cm" presentation:class="header">
          <draw:text-box>
            <text:list text:style-name="ML3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presentation:style-name="Mpr7" draw:text-style-name="MP15" draw:layer="backgroundobjects" svg:width="11.947cm" svg:height="0.944cm" svg:x="15.614cm" svg:y="0.001cm" presentation:class="date-time">
          <draw:text-box>
            <text:list text:style-name="ML3">
              <text:list-header>
                <text:p text:style-name="MP14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8.381cm" svg:height="7.08cm" svg:x="4.594cm" svg:y="1.415cm" presentation:class="page"/>
        <draw:frame presentation:style-name="Titel1-notes" draw:layer="backgroundobjects" svg:width="22.056cm" svg:height="8.496cm" svg:x="2.755cm" svg:y="8.968cm" presentation:class="notes" presentation:placeholder="true">
          <draw:text-box/>
        </draw:frame>
        <draw:frame presentation:style-name="Mpr8" draw:text-style-name="MP13" draw:layer="backgroundobjects" svg:width="11.947cm" svg:height="0.944cm" svg:x="-0.001cm" svg:y="17.932cm" presentation:class="footer">
          <draw:text-box>
            <text:list text:style-name="ML3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presentation:style-name="Mpr8" draw:text-style-name="MP15" draw:layer="backgroundobjects" svg:width="11.947cm" svg:height="0.944cm" svg:x="15.614cm" svg:y="17.932cm" presentation:class="page-number">
          <draw:text-box>
            <text:list text:style-name="ML3">
              <text:list-header>
                <text:p text:style-name="MP14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PO-template.1201121" style:page-layout-name="PM1" draw:style-name="Mdp3">
      <draw:frame presentation:style-name="PO-template.1201121-title" draw:layer="backgroundobjects" svg:width="22.489cm" svg:height="2.631cm" svg:x="1.644cm" svg:y="0.197cm" presentation:class="title" presentation:placeholder="true">
        <draw:text-box/>
      </draw:frame>
      <draw:frame presentation:style-name="PO-template.1201121-outline1" draw:layer="backgroundobjects" svg:width="22.586cm" svg:height="13.504cm" svg:x="1.548cm" svg:y="3.597cm" presentation:class="outline" presentation:placeholder="true">
        <draw:text-box/>
      </draw:frame>
      <draw:frame draw:style-name="Mgr5" draw:text-style-name="MP3" draw:layer="backgroundobjects" svg:width="2.8cm" svg:height="1.143cm" svg:x="22.397cm" svg:y="0.176cm">
        <draw:image xlink:href="Pictures/10000000000000F100000066D015F70E.png" xlink:type="simple" xlink:show="embed" xlink:actuate="onLoad">
          <text:p/>
        </draw:image>
      </draw:frame>
      <draw:custom-shape draw:style-name="Mgr6" draw:text-style-name="MP9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rect presentation:style-name="Mpr9" draw:layer="backgroundobjects" svg:width="25.4cm" svg:height="16cm" svg:x="0cm" svg:y="3.05cm">
        <text:p/>
      </draw:rect>
      <presentation:notes style:page-layout-name="PM3">
        <draw:rect draw:style-name="Mgr4" draw:text-style-name="MP4" draw:layer="backgroundobjects" svg:width="27.57cm" svg:height="18.88cm" svg:x="0cm" svg:y="0.001cm">
          <text:p/>
        </draw:rect>
        <draw:frame presentation:style-name="Mpr10" draw:text-style-name="MP13" draw:layer="backgroundobjects" svg:width="11.947cm" svg:height="0.944cm" svg:x="-0.001cm" svg:y="0.001cm" presentation:class="header">
          <draw:text-box>
            <text:list text:style-name="ML1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presentation:style-name="Mpr10" draw:text-style-name="MP15" draw:layer="backgroundobjects" svg:width="11.947cm" svg:height="0.944cm" svg:x="15.614cm" svg:y="0.001cm" presentation:class="date-time">
          <draw:text-box>
            <text:list text:style-name="ML1">
              <text:list-header>
                <text:p text:style-name="MP14"><text:span text:style-name="MT2"><presentation:date-time/></text:span></text:p>
              </text:list-header>
            </text:list>
          </draw:text-box>
        </draw:frame>
        <draw:page-thumbnail presentation:style-name="PO-template.1201121-title" draw:layer="backgroundobjects" svg:width="18.381cm" svg:height="7.08cm" svg:x="4.594cm" svg:y="1.415cm" presentation:class="page"/>
        <draw:frame presentation:style-name="PO-template.1201121-notes" draw:layer="backgroundobjects" svg:width="22.056cm" svg:height="8.496cm" svg:x="2.755cm" svg:y="8.968cm" presentation:class="notes" presentation:placeholder="true">
          <draw:text-box/>
        </draw:frame>
        <draw:frame presentation:style-name="Mpr11" draw:text-style-name="MP13" draw:layer="backgroundobjects" svg:width="11.947cm" svg:height="0.944cm" svg:x="-0.001cm" svg:y="17.932cm" presentation:class="footer">
          <draw:text-box>
            <text:list text:style-name="ML1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presentation:style-name="Mpr11" draw:text-style-name="MP15" draw:layer="backgroundobjects" svg:width="11.947cm" svg:height="0.944cm" svg:x="15.614cm" svg:y="17.932cm" presentation:class="page-number">
          <draw:text-box>
            <text:list text:style-name="ML1">
              <text:list-header>
                <text:p text:style-name="MP14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12T17:07:11.51</dc:date>
    <meta:editing-cycles>371</meta:editing-cycles>
    <meta:editing-duration>PT63H37M25S</meta:editing-duration>
    <meta:generator>OpenOffice.org/3.2$Win32 OpenOffice.org_project/320m18$Build-9502</meta:generator>
    <meta:document-statistic meta:object-count="65"/>
  </office:meta>
</office:document-meta>
</file>